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64mm"/>
    </style:style>
    <style:style style:name="co3" style:family="table-column">
      <style:table-column-properties fo:break-before="auto" style:column-width="25.9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value-type" style:repeat-content="false"/>
      <style:paragraph-properties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01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#</text:p>
          </table:table-cell>
          <table:table-cell table:style-name="ce3" office:value-type="string" calcext:value-type="string">
            <text:p>vezes sorteado desde 1996</text:p>
          </table:table-cell>
          <table:table-cell table:style-name="ce1" table:number-columns-repeated="3"/>
          <table:table-cell table:style-name="ce1" office:value-type="string" calcext:value-type="string">
            <text:p>Classificação: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vezes sorteado</text:p>
          </table:table-cell>
          <table:table-cell table:style-name="ce1" table:number-columns-repeated="10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table:number-columns-repeated="4"/>
          <table:table-cell table:style-name="ce4" office:value-type="float" office:value="26" calcext:value-type="float">
            <text:p>26</text:p>
          </table:table-cell>
          <table:table-cell table:style-name="ce4" office:value-type="float" office:value="154" calcext:value-type="float">
            <text:p>15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7" calcext:value-type="float">
            <text:p>197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162" calcext:value-type="float">
            <text:p>16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84" calcext:value-type="float">
            <text:p>184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office:value-type="float" office:value="163" calcext:value-type="float">
            <text:p>16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12" calcext:value-type="float">
            <text:p>212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166" calcext:value-type="float">
            <text:p>16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170" calcext:value-type="float">
            <text:p>17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172" calcext:value-type="float">
            <text:p>17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84" calcext:value-type="float">
            <text:p>184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 office:value-type="float" office:value="172" calcext:value-type="float">
            <text:p>17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91" calcext:value-type="float">
            <text:p>19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173" calcext:value-type="float">
            <text:p>17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73" calcext:value-type="float">
            <text:p>173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175" calcext:value-type="float">
            <text:p>17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10" calcext:value-type="float">
            <text:p>210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175" calcext:value-type="float">
            <text:p>17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82" calcext:value-type="float">
            <text:p>182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176" calcext:value-type="float">
            <text:p>17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93" calcext:value-type="float">
            <text:p>193</text:p>
          </table:table-cell>
          <table:table-cell table:number-columns-repeated="4"/>
          <table:table-cell office:value-type="float" office:value="57" calcext:value-type="float">
            <text:p>57</text:p>
          </table:table-cell>
          <table:table-cell office:value-type="float" office:value="178" calcext:value-type="float">
            <text:p>17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office:value-type="float" office:value="178" calcext:value-type="float">
            <text:p>17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72" calcext:value-type="float">
            <text:p>172</text:p>
          </table:table-cell>
          <table:table-cell table:number-columns-repeated="4"/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75" calcext:value-type="float">
            <text:p>175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181" calcext:value-type="float">
            <text:p>18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99" calcext:value-type="float">
            <text:p>199</text:p>
          </table:table-cell>
          <table:table-cell table:number-columns-repeated="4"/>
          <table:table-cell office:value-type="float" office:value="46" calcext:value-type="float">
            <text:p>46</text:p>
          </table:table-cell>
          <table:table-cell office:value-type="float" office:value="181" calcext:value-type="float">
            <text:p>18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06" calcext:value-type="float">
            <text:p>206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182" calcext:value-type="float">
            <text:p>18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1" calcext:value-type="float">
            <text:p>191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182" calcext:value-type="float">
            <text:p>18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76" calcext:value-type="float">
            <text:p>17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84" calcext:value-type="float">
            <text:p>18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82" calcext:value-type="float">
            <text:p>182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184" calcext:value-type="float">
            <text:p>18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66" calcext:value-type="float">
            <text:p>166</text:p>
          </table:table-cell>
          <table:table-cell table:number-columns-repeated="4"/>
          <table:table-cell office:value-type="float" office:value="58" calcext:value-type="float">
            <text:p>58</text:p>
          </table:table-cell>
          <table:table-cell office:value-type="float" office:value="185" calcext:value-type="float">
            <text:p>18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62" calcext:value-type="float">
            <text:p>162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 office:value-type="float" office:value="186" calcext:value-type="float">
            <text:p>18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09" calcext:value-type="float">
            <text:p>209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188" calcext:value-type="float">
            <text:p>18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06" calcext:value-type="float">
            <text:p>206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office:value-type="float" office:value="188" calcext:value-type="float">
            <text:p>18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70" calcext:value-type="float">
            <text:p>170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office:value-type="float" office:value="188" calcext:value-type="float">
            <text:p>18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54" calcext:value-type="float">
            <text:p>15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96" calcext:value-type="float">
            <text:p>196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office:value-type="float" office:value="189" calcext:value-type="float">
            <text:p>18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03" calcext:value-type="float">
            <text:p>203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91" calcext:value-type="float">
            <text:p>19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98" calcext:value-type="float">
            <text:p>198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191" calcext:value-type="float">
            <text:p>19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01" calcext:value-type="float">
            <text:p>201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191" calcext:value-type="float">
            <text:p>19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88" calcext:value-type="float">
            <text:p>188</text:p>
          </table:table-cell>
          <table:table-cell table:number-columns-repeated="4"/>
          <table:table-cell office:value-type="float" office:value="56" calcext:value-type="float">
            <text:p>56</text:p>
          </table:table-cell>
          <table:table-cell office:value-type="float" office:value="191" calcext:value-type="float">
            <text:p>19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5" calcext:value-type="float">
            <text:p>195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193" calcext:value-type="float">
            <text:p>19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209" calcext:value-type="float">
            <text:p>209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193" calcext:value-type="float">
            <text:p>19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95" calcext:value-type="float">
            <text:p>19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94" calcext:value-type="float">
            <text:p>19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81" calcext:value-type="float">
            <text:p>181</text:p>
          </table:table-cell>
          <table:table-cell table:number-columns-repeated="4"/>
          <table:table-cell office:value-type="float" office:value="47" calcext:value-type="float">
            <text:p>47</text:p>
          </table:table-cell>
          <table:table-cell office:value-type="float" office:value="194" calcext:value-type="float">
            <text:p>19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93" calcext:value-type="float">
            <text:p>193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195" calcext:value-type="float">
            <text:p>19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89" calcext:value-type="float">
            <text:p>189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office:value-type="float" office:value="195" calcext:value-type="float">
            <text:p>19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86" calcext:value-type="float">
            <text:p>186</text:p>
          </table:table-cell>
          <table:table-cell table:number-columns-repeated="4"/>
          <table:table-cell office:value-type="float" office:value="49" calcext:value-type="float">
            <text:p>49</text:p>
          </table:table-cell>
          <table:table-cell office:value-type="float" office:value="195" calcext:value-type="float">
            <text:p>19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72" calcext:value-type="float">
            <text:p>172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196" calcext:value-type="float">
            <text:p>19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75" calcext:value-type="float">
            <text:p>17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97" calcext:value-type="float">
            <text:p>19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200" calcext:value-type="float">
            <text:p>200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office:value-type="float" office:value="198" calcext:value-type="float">
            <text:p>19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207" calcext:value-type="float">
            <text:p>207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199" calcext:value-type="float">
            <text:p>19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202" calcext:value-type="float">
            <text:p>202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199" calcext:value-type="float">
            <text:p>199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float" office:value="44" calcext:value-type="float">
            <text:p>44</text:p>
          </table:table-cell>
          <table:table-cell office:value-type="float" office:value="191" calcext:value-type="float">
            <text:p>191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88" calcext:value-type="float">
            <text:p>188</text:p>
          </table:table-cell>
          <table:table-cell table:number-columns-repeated="4"/>
          <table:table-cell office:value-type="float" office:value="41" calcext:value-type="float">
            <text:p>41</text:p>
          </table:table-cell>
          <table:table-cell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81" calcext:value-type="float">
            <text:p>181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201" calcext:value-type="float">
            <text:p>20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office:value-type="float" office:value="52" calcext:value-type="float">
            <text:p>52</text:p>
          </table:table-cell>
          <table:table-cell office:value-type="float" office:value="201" calcext:value-type="float">
            <text:p>20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202" calcext:value-type="float">
            <text:p>20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95" calcext:value-type="float">
            <text:p>195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office:value-type="float" office:value="203" calcext:value-type="float">
            <text:p>20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99" calcext:value-type="float">
            <text:p>199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206" calcext:value-type="float">
            <text:p>20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214" calcext:value-type="float">
            <text:p>214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206" calcext:value-type="float">
            <text:p>20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201" calcext:value-type="float">
            <text:p>201</text:p>
          </table:table-cell>
          <table:table-cell table:number-columns-repeated="4"/>
          <table:table-cell office:value-type="float" office:value="42" calcext:value-type="float">
            <text:p>42</text:p>
          </table:table-cell>
          <table:table-cell office:value-type="float" office:value="207" calcext:value-type="float">
            <text:p>20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18" calcext:value-type="float">
            <text:p>218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209" calcext:value-type="float">
            <text:p>20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209" calcext:value-type="float">
            <text:p>209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office:value-type="float" office:value="209" calcext:value-type="float">
            <text:p>20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63" calcext:value-type="float">
            <text:p>163</text:p>
          </table:table-cell>
          <table:table-cell table:number-columns-repeated="4"/>
          <table:table-cell office:value-type="float" office:value="54" calcext:value-type="float">
            <text:p>54</text:p>
          </table:table-cell>
          <table:table-cell office:value-type="float" office:value="209" calcext:value-type="float">
            <text:p>20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91" calcext:value-type="float">
            <text:p>19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210" calcext:value-type="float">
            <text:p>21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78" calcext:value-type="float">
            <text:p>17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212" calcext:value-type="float">
            <text:p>21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85" calcext:value-type="float">
            <text:p>185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 office:value-type="float" office:value="214" calcext:value-type="float">
            <text:p>21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88" calcext:value-type="float">
            <text:p>18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78" calcext:value-type="float">
            <text:p>178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 office:value-type="float" office:value="218" calcext:value-type="float">
            <text:p>21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3:.C62])" office:value-type="float" office:value="11436" calcext:value-type="float">
            <text:p>11436</text:p>
          </table:table-cell>
          <table:table-cell office:value-type="string" calcext:value-type="string">
            <text:p>dividido por 6</text:p>
          </table:table-cell>
          <table:table-cell table:formula="of:=[.C63]/6" office:value-type="float" office:value="1906" calcext:value-type="float">
            <text:p>1906</text:p>
          </table:table-cell>
          <table:table-cell office:value-type="string" calcext:value-type="string">
            <text:p>sorteio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edia</text:p>
          </table:table-cell>
          <table:table-cell table:formula="of:=AVERAGE([.C3:.C62])" office:value-type="float" office:value="190.6" calcext:value-type="float">
            <text:p>190,6</text:p>
          </table:table-cell>
          <table:table-cell office:value-type="string" calcext:value-type="string">
            <text:p>vezes cada #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ediana</text:p>
          </table:table-cell>
          <table:table-cell table:formula="of:=MEDIAN([.C3:.C62])" office:value-type="float" office:value="191" calcext:value-type="float">
            <text:p>19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manas desde 1996 </text:p>
          </table:table-cell>
          <table:table-cell table:number-columns-repeated="1020"/>
        </table:table-row>
        <table:table-row table:style-name="ro1">
          <table:table-cell table:number-columns-repeated="4"/>
          <table:table-cell table:formula="of:=2017-1996" office:value-type="float" office:value="21" calcext:value-type="float">
            <text:p>21</text:p>
          </table:table-cell>
          <table:table-cell office:value-type="string" calcext:value-type="string">
            <text:p>anos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21*12*4" office:value-type="float" office:value="1008" calcext:value-type="float">
            <text:p>1008</text:p>
          </table:table-cell>
          <table:table-cell office:value-type="string" calcext:value-type="string">
            <text:p>semanas</text:p>
          </table:table-cell>
          <table:table-cell table:number-columns-repeated="1018"/>
        </table:table-row>
      </table:table>
      <table:named-expressions/>
      <table:database-ranges>
        <table:database-range table:name="__Anonymous_Sheet_DB__0" table:target-range-address="Sheet1.H3:Sheet1.I6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2T10:21:28.018010028</meta:creation-date>
    <dc:date>2017-07-22T10:35:04.353898152</dc:date>
    <meta:editing-duration>PT4M10S</meta:editing-duration>
    <meta:editing-cycles>4</meta:editing-cycles>
    <meta:generator>LibreOffice/5.1.6.2$Linux_X86_64 LibreOffice_project/10m0$Build-2</meta:generator>
    <meta:document-statistic meta:table-count="1" meta:cell-count="260" meta:object-count="0"/>
  </office:meta>
</office:document-meta>
</file>